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Table1" style:family="table">
      <style:table-properties style:width="7.4375in" fo:margin-left="-0.575in" fo:margin-top="0in" fo:margin-bottom="0in" table:align="left" style:writing-mode="page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2.9042in"/>
    </style:style>
    <style:style style:name="Table1.C" style:family="table-column">
      <style:table-column-properties style:column-width="3.033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Normal_20__28_Web_29_" style:master-page-name="Standard">
      <loext:graphic-properties draw:fill="solid" draw:fill-color="#ffffff"/>
      <style:paragraph-properties fo:margin-top="0in" fo:margin-bottom="0in" style:contextual-spacing="false" fo:text-align="center" style:justify-single-word="false" style:page-number="1" fo:background-color="#ffffff"/>
    </style:style>
    <style:style style:name="P2" style:family="paragraph" style:parent-style-name="Normal_20__28_Web_29_">
      <loext:graphic-properties draw:fill="solid" draw:fill-color="#ffffff"/>
      <style:paragraph-properties fo:margin-top="0in" fo:margin-bottom="0in" style:contextual-spacing="false" fo:text-align="center" style:justify-single-word="false" fo:background-color="#ffffff"/>
    </style:style>
    <style:style style:name="P3" style:family="paragraph" style:parent-style-name="Normal_20__28_Web_29_">
      <loext:graphic-properties draw:fill="solid" draw:fill-color="#ffffff"/>
      <style:paragraph-properties fo:margin-top="0in" fo:margin-bottom="0in" style:contextual-spacing="false" fo:text-align="center" style:justify-single-word="false" fo:background-color="#ffffff"/>
      <style:text-properties fo:color="#333333" loext:opacity="100%" style:font-name="Times" fo:font-size="18pt" style:text-underline-style="solid" style:text-underline-width="auto" style:text-underline-color="font-color" fo:font-weight="bold" style:font-size-asian="18pt" style:font-weight-asian="bold" style:font-name-complex="Times1" style:font-size-complex="18pt" style:font-weight-complex="bold"/>
    </style:style>
    <style:style style:name="P4" style:family="paragraph" style:parent-style-name="Normal_20__28_Web_29_">
      <loext:graphic-properties draw:fill="solid" draw:fill-color="#ffffff"/>
      <style:paragraph-properties fo:margin-top="0in" fo:margin-bottom="0in" style:contextual-spacing="false" fo:background-color="#ffffff"/>
    </style:style>
    <style:style style:name="P5" style:family="paragraph" style:parent-style-name="Standard">
      <loext:graphic-properties draw:fill="solid" draw:fill-color="#ffffff"/>
      <style:paragraph-properties fo:margin-top="0in" fo:margin-bottom="0in" style:contextual-spacing="false" fo:line-height="100%" fo:background-color="#ffffff"/>
      <style:text-properties fo:color="#333333" loext:opacity="100%" style:font-name="Open Sans" fo:font-size="13.5pt" style:font-name-asian="Times New Roman1" style:font-size-asian="13.5pt" style:font-name-complex="Open Sans1" style:font-size-complex="13.5pt"/>
    </style:style>
    <style:style style:name="P6" style:family="paragraph" style:parent-style-name="Standard">
      <loext:graphic-properties draw:fill="solid" draw:fill-color="#ffffff"/>
      <style:paragraph-properties fo:margin-top="0in" fo:margin-bottom="0in" style:contextual-spacing="false" fo:line-height="100%" fo:background-color="#ffffff"/>
    </style:style>
    <style:style style:name="P7" style:family="paragraph" style:parent-style-name="Standard" style:list-style-name="WWNum1">
      <loext:graphic-properties draw:fill="solid" draw:fill-color="#ffffff"/>
      <style:paragraph-properties fo:margin-left="1in" fo:margin-right="0.5in" fo:margin-top="0in" fo:margin-bottom="0in" style:contextual-spacing="false" fo:line-height="100%" fo:text-indent="-0.25in" style:auto-text-indent="false" fo:background-color="#ffffff"/>
    </style:style>
    <style:style style:name="P8" style:family="paragraph" style:parent-style-name="Standard" style:list-style-name="">
      <loext:graphic-properties draw:fill="solid" draw:fill-color="#ffffff"/>
      <style:paragraph-properties fo:margin-left="1in" fo:margin-right="0.5in" fo:margin-top="0in" fo:margin-bottom="0in" style:contextual-spacing="false" fo:line-height="100%" fo:text-indent="0in" style:auto-text-indent="false" fo:background-color="#ffffff"/>
    </style:style>
    <style:style style:name="P9" style:family="paragraph" style:parent-style-name="Standard">
      <loext:graphic-properties draw:fill="solid" draw:fill-color="#ffffff"/>
      <style:paragraph-properties fo:margin-left="0.75in" fo:margin-right="0.5in" fo:margin-top="0in" fo:margin-bottom="0in" style:contextual-spacing="false" fo:line-height="100%" fo:background-color="#ffffff"/>
      <style:text-properties fo:color="#333333" loext:opacity="100%" style:font-name="Open Sans" fo:font-size="13.5pt" style:text-underline-style="solid" style:text-underline-width="auto" style:text-underline-color="font-color" fo:font-weight="bold" style:font-name-asian="Times New Roman1" style:font-size-asian="13.5pt" style:font-weight-asian="bold" style:font-name-complex="Open Sans1" style:font-size-complex="13.5pt" style:font-weight-complex="bold"/>
    </style:style>
    <style:style style:name="P10" style:family="paragraph" style:parent-style-name="Standard">
      <loext:graphic-properties draw:fill="solid" draw:fill-color="#ffffff"/>
      <style:paragraph-properties fo:margin-right="0.5in" fo:margin-top="0in" fo:margin-bottom="0in" style:contextual-spacing="false" fo:line-height="100%" fo:background-color="#ffffff"/>
    </style:style>
    <style:style style:name="P11" style:family="paragraph" style:parent-style-name="Standard">
      <loext:graphic-properties draw:fill="solid" draw:fill-color="#ffffff"/>
      <style:paragraph-properties fo:margin-left="1in" fo:margin-right="0.5in" fo:margin-top="0in" fo:margin-bottom="0in" style:contextual-spacing="false" fo:line-height="100%" fo:background-color="#ffffff"/>
      <style:text-properties fo:color="#333333" loext:opacity="100%" style:font-name="Open Sans" fo:font-size="10pt" style:font-name-asian="Times New Roman1" style:font-size-asian="10pt" style:font-name-complex="Open Sans1" style:font-size-complex="10pt"/>
    </style:style>
    <style:style style:name="P12" style:family="paragraph" style:parent-style-name="Standard" style:list-style-name="WWNum2">
      <loext:graphic-properties draw:fill="solid" draw:fill-color="#ffffff"/>
      <style:paragraph-properties fo:margin-left="1in" fo:margin-right="0.5in" fo:margin-top="0in" fo:margin-bottom="0in" style:contextual-spacing="false" fo:line-height="100%" fo:text-indent="-0.25in" style:auto-text-indent="false" fo:background-color="#ffffff"/>
    </style:style>
    <style:style style:name="P13" style:family="paragraph" style:parent-style-name="Standard" style:list-style-name="WWNum3">
      <loext:graphic-properties draw:fill="solid" draw:fill-color="#ffffff"/>
      <style:paragraph-properties fo:margin-left="1in" fo:margin-right="0.5in" fo:margin-top="0in" fo:margin-bottom="0in" style:contextual-spacing="false" fo:line-height="100%" fo:text-indent="-0.25in" style:auto-text-indent="false" fo:background-color="#ffffff"/>
    </style:style>
    <style:style style:name="P14" style:family="paragraph" style:parent-style-name="List_20_Paragraph">
      <style:text-properties fo:color="#333333" loext:opacity="100%" style:font-name="Open Sans" fo:font-size="10pt" style:font-name-asian="Times New Roman1" style:font-size-asian="10pt" style:font-name-complex="Open Sans1" style:font-size-complex="10pt"/>
    </style:style>
    <style:style style:name="P15" style:family="paragraph" style:parent-style-name="Standard" style:list-style-name="WWNum4">
      <loext:graphic-properties draw:fill="solid" draw:fill-color="#ffffff"/>
      <style:paragraph-properties fo:margin-left="1in" fo:margin-right="0.5in" fo:margin-top="0in" fo:margin-bottom="0in" style:contextual-spacing="false" fo:line-height="100%" fo:text-indent="-0.25in" style:auto-text-indent="false" fo:background-color="#ffffff"/>
    </style:style>
    <style:style style:name="P16" style:family="paragraph" style:parent-style-name="Standard">
      <loext:graphic-properties draw:fill="solid" draw:fill-color="#ffffff"/>
      <style:paragraph-properties fo:margin-left="1.25in" fo:margin-top="0.1665in" fo:margin-bottom="0.1665in" style:contextual-spacing="false" fo:line-height="100%" fo:text-indent="-0.25in" style:auto-text-indent="false" fo:background-color="#ffffff"/>
    </style:style>
    <style:style style:name="P17" style:family="paragraph" style:parent-style-name="Standard">
      <loext:graphic-properties draw:fill="solid" draw:fill-color="#ffffff"/>
      <style:paragraph-properties fo:margin-left="1.25in" fo:margin-top="0.1665in" fo:margin-bottom="0in" style:contextual-spacing="false" fo:line-height="100%" fo:text-indent="-0.25in" style:auto-text-indent="false" fo:background-color="#ffffff"/>
    </style:style>
    <style:style style:name="P18" style:family="paragraph" style:parent-style-name="Standard">
      <loext:graphic-properties draw:fill="solid" draw:fill-color="#ffffff"/>
      <style:paragraph-properties fo:margin-top="0in" fo:margin-bottom="0.052in" style:contextual-spacing="false" fo:line-height="100%" fo:background-color="#ffffff"/>
    </style:style>
    <style:style style:name="P19" style:family="paragraph" style:parent-style-name="Standard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P20" style:family="paragraph" style:parent-style-name="Standard">
      <style:paragraph-properties fo:line-height="106%"/>
    </style:style>
    <style:style style:name="P21" style:family="paragraph" style:parent-style-name="Standard">
      <style:paragraph-properties fo:margin-left="0.5in" fo:margin-top="0in" fo:margin-bottom="0in" style:contextual-spacing="false" fo:line-height="100%" fo:text-indent="0.75in" style:auto-text-indent="false"/>
    </style:style>
    <style:style style:name="P22" style:family="paragraph" style:parent-style-name="Standard">
      <style:paragraph-properties fo:margin-top="0in" fo:margin-bottom="0.111in" style:contextual-spacing="false" fo:text-align="center" style:justify-single-word="false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Standard">
      <style:paragraph-properties fo:margin-top="0in" fo:margin-bottom="0.111in" style:contextual-spacing="false"/>
    </style:style>
    <style:style style:name="P25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6" style:family="paragraph" style:parent-style-name="Standard">
      <style:paragraph-properties fo:margin-top="0in" fo:margin-bottom="0.111in" style:contextual-spacing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7" style:family="paragraph" style:parent-style-name="Standard">
      <style:paragraph-properties fo:line-height="106%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/>
    </style:style>
    <style:style style:name="T1" style:family="text">
      <style:text-properties fo:color="#333333" loext:opacity="100%" style:font-name="Times" fo:font-size="18pt" style:text-underline-style="solid" style:text-underline-width="auto" style:text-underline-color="font-color" fo:font-weight="bold" style:font-size-asian="18pt" style:font-weight-asian="bold" style:font-name-complex="Times1" style:font-size-complex="18pt" style:font-weight-complex="bold"/>
    </style:style>
    <style:style style:name="T2" style:family="text">
      <style:text-properties fo:color="#333333" loext:opacity="100%" style:font-name="Times" fo:font-size="18pt" style:font-size-asian="18pt" style:font-name-complex="Times1" style:font-size-complex="18pt"/>
    </style:style>
    <style:style style:name="T3" style:family="text">
      <style:text-properties fo:color="#333333" loext:opacity="100%" style:font-name="Open Sans" fo:font-size="9pt" style:font-size-asian="9pt" style:font-name-complex="Open Sans1" style:font-size-complex="9pt"/>
    </style:style>
    <style:style style:name="T4" style:family="text">
      <style:text-properties fo:color="#333333" loext:opacity="100%" style:font-name="Times" fo:font-size="18pt" style:text-underline-style="solid" style:text-underline-width="auto" style:text-underline-color="font-color" style:font-size-asian="18pt" style:font-name-complex="Times1" style:font-size-complex="18pt"/>
    </style:style>
    <style:style style:name="T5" style:family="text">
      <style:text-properties fo:color="#333333" loext:opacity="100%" style:font-name="Open Sans" fo:font-size="13.5pt" style:font-name-asian="Times New Roman1" style:font-size-asian="13.5pt" style:font-name-complex="Open Sans1" style:font-size-complex="13.5pt"/>
    </style:style>
    <style:style style:name="T6" style:family="text">
      <style:text-properties fo:color="#333333" loext:opacity="100%" style:font-name="Open Sans" fo:font-size="9pt" style:font-name-asian="Times New Roman1" style:font-size-asian="9pt" style:font-name-complex="Open Sans1" style:font-size-complex="9pt"/>
    </style:style>
    <style:style style:name="T7" style:family="text">
      <style:text-properties fo:color="#333333" loext:opacity="100%" style:font-name="Open Sans" fo:font-size="13.5pt" style:text-underline-style="solid" style:text-underline-width="auto" style:text-underline-color="font-color" fo:font-weight="bold" style:font-name-asian="Times New Roman1" style:font-size-asian="13.5pt" style:font-weight-asian="bold" style:font-name-complex="Open Sans1" style:font-size-complex="13.5pt" style:font-weight-complex="bold"/>
    </style:style>
    <style:style style:name="T8" style:family="text">
      <style:text-properties fo:color="#333333" loext:opacity="100%" style:font-name="Open Sans" fo:font-size="13.5pt" fo:font-weight="bold" style:font-name-asian="Times New Roman1" style:font-size-asian="13.5pt" style:font-weight-asian="bold" style:font-name-complex="Open Sans1" style:font-size-complex="13.5pt" style:font-weight-complex="bold"/>
    </style:style>
    <style:style style:name="T9" style:family="text">
      <style:text-properties fo:color="#333333" loext:opacity="100%" style:font-name="Open Sans" fo:font-size="10pt" style:font-name-asian="Times New Roman1" style:font-size-asian="10pt" style:font-name-complex="Open Sans1" style:font-size-complex="10pt"/>
    </style:style>
    <style:style style:name="T10" style:family="text">
      <style:text-properties fo:color="#333333" loext:opacity="100%" style:font-name="Open Sans" fo:font-size="10pt" officeooo:rsid="00123c4d" style:font-name-asian="Times New Roman1" style:font-size-asian="10pt" style:font-name-complex="Open Sans1" style:font-size-complex="10pt"/>
    </style:style>
    <style:style style:name="T11" style:family="text">
      <style:text-properties fo:color="#327cbb" loext:opacity="100%" style:font-name="Open Sans" fo:font-size="9pt" style:text-underline-style="solid" style:text-underline-width="auto" style:text-underline-color="font-color" style:font-name-asian="Times New Roman1" style:font-size-asian="9pt" style:font-name-complex="Open Sans1" style:font-size-complex="9pt"/>
    </style:style>
    <style:style style:name="T12" style:family="text">
      <style:text-properties fo:color="#333333" loext:opacity="100%" style:font-name="Times New Roman" fo:font-size="13.5pt" style:font-name-asian="Times New Roman1" style:font-size-asian="13.5pt" style:font-name-complex="Times New Roman1" style:font-size-complex="13.5pt"/>
    </style:style>
    <style:style style:name="T13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T14" style:family="text"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/>
    </style:style>
    <style:style style:name="T15" style:family="text">
      <style:text-properties fo:color="#000000" loext:opacity="100%" style:font-name="Times New Roman" fo:font-size="12pt" style:text-underline-style="solid" style:text-underline-width="auto" style:text-underline-color="font-color" fo:font-weight="bold" style:font-name-asian="Times New Roman1" style:font-size-asian="12pt" style:font-weight-asian="bold" style:font-name-complex="Times New Roman1" style:font-size-complex="13.5pt" style:font-weight-complex="bold"/>
    </style:style>
    <style:style style:name="T16" style:family="text"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T17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8" style:family="text">
      <style:text-properties fo:color="#1155cc" loext:opacity="100%" style:font-name="Times New Roman" style:text-underline-style="solid" style:text-underline-width="auto" style:text-underline-color="font-color" style:font-name-asian="Times New Roman1" style:font-name-complex="Times New Roman1"/>
    </style:style>
    <style:style style:name="T19" style:family="text">
      <style:text-properties fo:color="#1155cc" loext:opacity="100%" style:font-name="Times New Roman" fo:font-style="italic" style:text-underline-style="solid" style:text-underline-width="auto" style:text-underline-color="font-color" style:font-name-asian="Times New Roman1" style:font-style-asian="italic" style:font-name-complex="Times New Roman1"/>
    </style:style>
    <style:style style:name="T20" style:family="text">
      <style:text-properties fo:color="#000000" loext:opacity="100%" style:font-name="Times New Roman" fo:font-style="italic" style:font-name-asian="Times New Roman1" style:font-style-asian="italic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U5L1 – Health 11/12</text:span><text:span text:style-name="T1"/></text:p>
      <text:p text:style-name="P2" loext:marker-style-name="T2"><text:span text:style-name="T2">“Media, Violence, and Prevention”</text:span><text:span text:style-name="T2"/></text:p>
      <text:p text:style-name="P3" loext:marker-style-name="T1"/>
      <text:p text:style-name="P2" loext:marker-style-name="T1"><text:span text:style-name="T1">Lesson Vocabulary</text:span><text:span text:style-name="T1"/></text:p>
      <text:p text:style-name="P4" loext:marker-style-name="T3"><text:span text:style-name="T4">Teen culture</text:span><text:span text:style-name="T2"> - the societal norms of adolescents and young adults</text:span></text:p>
      <text:p text:style-name="P4" loext:marker-style-name="T3"><text:span text:style-name="T4">Media</text:span><text:span text:style-name="T2"> - the means of communication (radio, television, newspapers, magazines, the internet) that reach or influence people widely.</text:span></text:p>
      <text:p text:style-name="P4" loext:marker-style-name="T3"><text:span text:style-name="T4">Implicit bias</text:span><text:span text:style-name="T2"> - holding attitudes or associating stereotypes with a person or group of people without our conscious knowledge.</text:span></text:p>
      <text:p text:style-name="P4" loext:marker-style-name="T3"><text:span text:style-name="T4">Intimidating behaviors</text:span><text:span text:style-name="T2"> - words, actions, or implied threats that cause reasonable fear of injury to the health and safety of any person or property.</text:span></text:p>
      <text:p text:style-name="P4" loext:marker-style-name="T3"><text:span text:style-name="T4">Misinformation</text:span><text:span text:style-name="T2"> - false or inaccurate information.</text:span></text:p>
      <text:p text:style-name="P4" loext:marker-style-name="T3"><text:span text:style-name="T4">Disinformation</text:span><text:span text:style-name="T2"> - false information deliberately and covertly spread in order to influence public opinion or hide the truth.</text:span></text:p>
      <text:p text:style-name="P5" loext:marker-style-name="T5"/>
      <text:p text:style-name="P6" loext:marker-style-name="T6"><text:span text:style-name="T7">Step 1 </text:span><text:span text:style-name="T8">: <text:s/></text:span><text:span text:style-name="T5">Review the above vocabulary. <text:s/>Then open the PowerPoint found in the materials of this lesson titled "Media, Health, and Violence" to guide your learning.</text:span></text:p>
      <text:p text:style-name="P5" loext:marker-style-name="T5"/>
      <text:p text:style-name="P6" loext:marker-style-name="T6"><text:bookmark-start text:name="_Hlk152155272"/><text:span text:style-name="T7">Step </text:span><text:bookmark-end text:name="_Hlk152155272"/><text:span text:style-name="T7">2</text:span><text:span text:style-name="T5">: Media is used to provide entertainment.  Discuss the following questions with your group and respond below.</text:span></text:p>
      <text:list text:style-name="WWNum1">
        <text:list-item>
          <text:p text:style-name="P7" loext:marker-style-name="T9"><text:soft-page-break/><text:span text:style-name="T5">Brainstorm the many different forms of entertainment that media includes.</text:span><text:span text:style-name="T9"/></text:p>
        </text:list-item>
      </text:list>
      <text:p text:style-name="P8" loext:marker-style-name="T9"><text:span text:style-name="T9">Books, Movies, Radio, TV, News, Blogs, Videos, etc.</text:span><text:span text:style-name="T9"/></text:p>
      <text:list text:continue-numbering="true" text:style-name="WWNum1">
        <text:list-item>
          <text:p text:style-name="P7" loext:marker-style-name="T9"><text:span text:style-name="T5">What types of misinformation/disinformation could you get from entertainment?</text:span><text:span text:style-name="T9"/></text:p>
        </text:list-item>
      </text:list>
      <text:p text:style-name="P8" loext:marker-style-name="T9"><text:span text:style-name="T9">Almost anything could be false, for example, a lot of media stereotypes Asian people as being smart and having small eyes, which isn't exactly true.</text:span><text:span text:style-name="T9"/></text:p>
      <text:list text:continue-numbering="true" text:style-name="WWNum1">
        <text:list-item>
          <text:p text:style-name="P7" loext:marker-style-name="T9"><text:span text:style-name="T5">What types of violence, racism, discrimination and other intimidating factors you may find in sources of entertainment?</text:span><text:span text:style-name="T9"/></text:p>
        </text:list-item>
      </text:list>
      <text:p text:style-name="P8" loext:marker-style-name="T9"><text:span text:style-name="T9">The </text:span><text:span text:style-name="T10">variety</text:span><text:span text:style-name="T9"> of media is very diverse </text:span><text:span text:style-name="T10">so almost every type if not all the types of factors can be seen, furthermore, those factors are normalized in a lot of media.</text:span></text:p>
      <text:p text:style-name="P9" loext:marker-style-name="T7"/>
      <text:p text:style-name="P9" loext:marker-style-name="T7"/>
      <text:p text:style-name="P10" loext:marker-style-name="T9"><text:span text:style-name="T7">Step 3: </text:span><text:span text:style-name="T8"><text:s/></text:span><text:span text:style-name="T5">Open the video link attached below titled "Implicit Bias Explained" </text:span><text:a xlink:type="simple" xlink:href="https://bcps.schoology.com/link?a=2768574970&amp;path=https%3A%2F%2Fwww.youtube.com%2Fwatch%3Fv%3DBSguud-t1kc" office:target-frame-name="_blank" xlink:show="new" text:style-name="ListLabel_20_46" text:visited-style-name="ListLabel_20_46"><text:span text:style-name="T11">Implicit Bias Defined</text:span></text:a><text:span text:style-name="T9"> </text:span><text:span text:style-name="T5">and answer the following questions below after discussing with your group (partners).</text:span></text:p>
      <text:p text:style-name="P11" loext:marker-style-name="T9"/>
      <text:list text:style-name="WWNum2">
        <text:list-item>
          <text:p text:style-name="P12" loext:marker-style-name="T9"><text:span text:style-name="T5">How were people of African-American, Latino, Asian, or Middle Eastern descent portrayed in movies and on television in the past and today?  How is implicit bias at work when we view these sources of entertainment?</text:span><text:span text:style-name="T9"/></text:p>
        </text:list-item>
      </text:list>
      <text:p text:style-name="P11" loext:marker-style-name="T9"/>
      <text:list text:continue-numbering="true" text:style-name="WWNum2">
        <text:list-item>
          <text:p text:style-name="P12" loext:marker-style-name="T9"><text:span text:style-name="T5">What forms of violence or intimidating behaviors are referenced in modern music?</text:span><text:span text:style-name="T9"/></text:p>
        </text:list-item>
      </text:list>
      <text:p text:style-name="P11" loext:marker-style-name="T9"/>
      <text:list text:continue-numbering="true" text:style-name="WWNum2">
        <text:list-item>
          <text:p text:style-name="P12" loext:marker-style-name="T9"><text:span text:style-name="T5">How does social media promote or encourage violence?</text:span><text:span text:style-name="T9"/></text:p>
        </text:list-item>
      </text:list>
      <text:p text:style-name="P6" loext:marker-style-name="T5"><text:span text:style-name="T5">      </text:span><text:span text:style-name="T5"/></text:p>
      <text:p text:style-name="P6" loext:marker-style-name="T6"><text:bookmark-start text:name="_Hlk152155663"/><text:span text:style-name="T7">Step 4:</text:span><text:span text:style-name="T5"> </text:span><text:bookmark-end text:name="_Hlk152155663"/><text:span text:style-name="T5">Open the article attached below titled </text:span><text:a xlink:type="simple" xlink:href="https://bcps.schoology.com/link?a=2768574971&amp;path=https%3A%2F%2Fwww.tcd.ie%2Fnews_events%2Farticles%2Ffrom-tarantino-to-squid-game-why-do-so-many-people-enjoy-violence%2F" office:target-frame-name="_blank" xlink:show="new" text:style-name="ListLabel_20_46" text:visited-style-name="ListLabel_20_46"><text:span text:style-name="T11">From Tarantino to Squid Game: why do so many ...</text:span></text:a><text:span text:style-name="T5"> <text:s/>"From Tarantino to Squid Game: why do so many people enjoy violence" and keep the following questions in mind.</text:span></text:p>
      <text:p text:style-name="P11" loext:marker-style-name="T9"/>
      <text:list text:style-name="WWNum3">
        <text:list-item>
          <text:p text:style-name="P13" loext:marker-style-name="T9"><text:span text:style-name="T5">Why do people choose to watch violence in movies, on TV, and in real life?</text:span><text:span text:style-name="T9"/></text:p>
        </text:list-item>
      </text:list>
      <text:p text:style-name="P11" loext:marker-style-name="T9"/>
      <text:list text:continue-numbering="true" text:style-name="WWNum3">
        <text:list-item>
          <text:p text:style-name="P13" loext:marker-style-name="T9"><text:soft-page-break/><text:span text:style-name="T5">According to the article, what characteristics make a person more likely to enjoy violent media than others?</text:span><text:span text:style-name="T9"/></text:p>
        </text:list-item>
      </text:list>
      <text:p text:style-name="P14" loext:marker-style-name="T9"/>
      <text:p text:style-name="P11" loext:marker-style-name="T9"/>
      <text:p text:style-name="P6" loext:marker-style-name="T6"><text:bookmark-start text:name="_Hlk152155852"/><text:span text:style-name="T7">Step 5:</text:span><text:span text:style-name="T5"> </text:span><text:bookmark-end text:name="_Hlk152155852"/><text:span text:style-name="T12">A third role that media plays is in advertising - persuading/promoting, selling.  Advertising is the means through which media sources earn money, and teenagers are one of the most important demographics for marketers.  Open the attached articles titled </text:span><text:a xlink:type="simple" xlink:href="https://bcps.schoology.com/link?a=2768574972&amp;path=https%3A%2F%2Fwww.inc.com%2Fissie-lapowsky%2Finside-massive-tech-land-grab-teenagers.html" office:target-frame-name="_blank" xlink:show="new" text:style-name="ListLabel_20_46" text:visited-style-name="ListLabel_20_46"><text:span text:style-name="T11">Why Teens Are the Most Valuable Customers in Tech</text:span></text:a><text:span text:style-name="T9"> </text:span><text:span text:style-name="T12">"Why Teens are the Most Valuable Customers in Tech" and "Common Sense Media: What is the impact of advertising on kids"</text:span><text:a xlink:type="simple" xlink:href="https://bcps.schoology.com/link?a=2768574973&amp;path=https%3A%2F%2Fwww.commonsensemedia.org%2Farticles%2Fwhat-is-the-impact-of-advertising-on-kids" office:target-frame-name="_blank" xlink:show="new" text:style-name="ListLabel_20_46" text:visited-style-name="ListLabel_20_46"><text:span text:style-name="T11">Common Sense Media: What is the impact of ...</text:span></text:a><text:span text:style-name="T12"> .  Discuss with your group (partners) and respond below:</text:span></text:p>
      <text:p text:style-name="P11" loext:marker-style-name="T9"/>
      <text:p text:style-name="P11" loext:marker-style-name="T9"/>
      <text:list text:style-name="WWNum4">
        <text:list-item>
          <text:p text:style-name="P15" loext:marker-style-name="T9"><text:span text:style-name="T12">Why are teens targeted by advertisers?</text:span><text:span text:style-name="T9"/></text:p>
        </text:list-item>
      </text:list>
      <text:p text:style-name="P11" loext:marker-style-name="T9"/>
      <text:list text:continue-numbering="true" text:style-name="WWNum4">
        <text:list-item>
          <text:p text:style-name="P15" loext:marker-style-name="T9"><text:span text:style-name="T12">What methods do advertisers use to attract pre-teens and teens?</text:span><text:span text:style-name="T9"/></text:p>
        </text:list-item>
      </text:list>
      <text:p text:style-name="P11" loext:marker-style-name="T9"/>
      <text:list text:continue-numbering="true" text:style-name="WWNum4">
        <text:list-item>
          <text:p text:style-name="P15" loext:marker-style-name="T9"><text:span text:style-name="T12">How does advertising impact children and teens?</text:span><text:span text:style-name="T9"/></text:p>
        </text:list-item>
      </text:list>
      <text:p text:style-name="P16" loext:marker-style-name="T6"><text:span text:style-name="T6"> </text:span><text:span text:style-name="T6"/></text:p>
      <text:p text:style-name="P17" loext:marker-style-name="T6"><text:span text:style-name="T6"> </text:span><text:span text:style-name="T6"/></text:p>
      <text:p text:style-name="P18" loext:marker-style-name="T9"><text:span text:style-name="T9">Web Link </text:span><text:a xlink:type="simple" xlink:href="https://bcps.schoology.com/link?a=2768574969&amp;path=https%3A%2F%2Fwww.commonsensemedia.org%2Farticles%2Fhow-to-spot-fake-news-and-teach-kids-to-be-media-savvy" office:target-frame-name="_blank" xlink:show="new" text:style-name="ListLabel_20_46" text:visited-style-name="ListLabel_20_46"><text:span text:style-name="T11">How to Spot Fake News</text:span></text:a></text:p>
      <text:p text:style-name="P18" loext:marker-style-name="T9"><text:span text:style-name="T9">Web Link </text:span><text:a xlink:type="simple" xlink:href="https://bcps.schoology.com/link?a=2768574970&amp;path=https%3A%2F%2Fwww.youtube.com%2Fwatch%3Fv%3DBSguud-t1kc" office:target-frame-name="_blank" xlink:show="new" text:style-name="ListLabel_20_46" text:visited-style-name="ListLabel_20_46"><text:span text:style-name="T11">Implicit Bias Defined</text:span></text:a></text:p>
      <text:p text:style-name="P18" loext:marker-style-name="T9"><text:span text:style-name="T9">Web Link </text:span><text:a xlink:type="simple" xlink:href="https://bcps.schoology.com/link?a=2768574971&amp;path=https%3A%2F%2Fwww.tcd.ie%2Fnews_events%2Farticles%2Ffrom-tarantino-to-squid-game-why-do-so-many-people-enjoy-violence%2F" office:target-frame-name="_blank" xlink:show="new" text:style-name="ListLabel_20_46" text:visited-style-name="ListLabel_20_46"><text:span text:style-name="T11">From Tarantino to Squid Game: why do so many ...</text:span></text:a></text:p>
      <text:p text:style-name="P18" loext:marker-style-name="T9"><text:span text:style-name="T9">Web Link </text:span><text:a xlink:type="simple" xlink:href="https://bcps.schoology.com/link?a=2768574972&amp;path=https%3A%2F%2Fwww.inc.com%2Fissie-lapowsky%2Finside-massive-tech-land-grab-teenagers.html" office:target-frame-name="_blank" xlink:show="new" text:style-name="ListLabel_20_46" text:visited-style-name="ListLabel_20_46"><text:span text:style-name="T11">Why Teens Are the Most Valuable Customers in Tech</text:span></text:a></text:p>
      <text:p text:style-name="P18" loext:marker-style-name="T9"><text:span text:style-name="T9">Web Link </text:span><text:a xlink:type="simple" xlink:href="https://bcps.schoology.com/link?a=2768574973&amp;path=https%3A%2F%2Fwww.commonsensemedia.org%2Farticles%2Fwhat-is-the-impact-of-advertising-on-kids" office:target-frame-name="_blank" xlink:show="new" text:style-name="ListLabel_20_46" text:visited-style-name="ListLabel_20_46"><text:span text:style-name="T11">Common Sense Media: What is the impact of ...</text:span></text:a></text:p>
      <text:p text:style-name="P19" loext:marker-style-name="T13"/>
      <text:p text:style-name="P20" loext:marker-style-name="T14"><text:bookmark-start text:name="_Hlk152160777"/><text:span text:style-name="T7">Step 6:</text:span><text:bookmark-end text:name="_Hlk152160777"/><text:span text:style-name="T15"/></text:p>
      <text:p text:style-name="P20"><text:span text:style-name="T14">Directions: </text:span><text:span text:style-name="T16">As you watch each video clip, contemplate and discuss which of the following is being depicted and respond in the respective boxes below:</text:span></text:p>
      <text:p text:style-name="P21"><text:span text:style-name="T16">Discrimination</text:span></text:p>
      <text:p text:style-name="P21"><text:span text:style-name="T16">Implicit bias</text:span></text:p>
      <text:p text:style-name="P21"><text:span text:style-name="T16">Racism</text:span></text:p>
      <text:p text:style-name="P21"><text:span text:style-name="T16">Intimidating behaviors</text:span></text:p>
      <text:p text:style-name="P21"><text:span text:style-name="T16">Violence</text:span></text:p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P22" loext:marker-style-name="T17"><text:span text:style-name="T17">Video Clip</text:span><text:span text:style-name="T17"/></text:p>
          </table:table-cell>
          <table:table-cell table:style-name="Table1.A1" office:value-type="string">
            <text:p text:style-name="P22" loext:marker-style-name="T17"><text:span text:style-name="T17">In what ways is this behavior hurtful/damaging/wrong?</text:span><text:span text:style-name="T17"/></text:p>
          </table:table-cell>
          <table:table-cell table:style-name="Table1.A1" office:value-type="string">
            <text:p text:style-name="P23" loext:marker-style-name="T17"><text:span text:style-name="T17">What feelings is this likely to cause to the person/persons to whom it is directed?</text:span><text:span text:style-name="T17"/></text:p>
            <text:p text:style-name="P22" loext:marker-style-name="T17"><text:span text:style-name="T17">What additional problems might it lead to?</text:span><text:span text:style-name="T17"/></text:p>
          </table:table-cell>
        </table:table-row>
        <table:table-row table:style-name="Table1.1">
          <table:table-cell table:style-name="Table1.A1" office:value-type="string">
            <text:p text:style-name="P24" loext:marker-style-name="T17"><text:a xlink:type="simple" xlink:href="https://www.youtube.com/watch?v=_gMjRS08Ujk" text:style-name="ListLabel_20_47" text:visited-style-name="ListLabel_20_47"><text:span text:style-name="T18">Will Smith slaps Chris Rock at Oscars</text:span></text:a></text:p>
          </table:table-cell>
          <table:table-cell table:style-name="Table1.A1" office:value-type="string">
            <text:p text:style-name="P25" loext:marker-style-name="T17"/>
            <text:p text:style-name="P25" loext:marker-style-name="T17"/>
            <text:p text:style-name="P25" loext:marker-style-name="T17"/>
            <text:p text:style-name="P25" loext:marker-style-name="T17"/>
            <text:p text:style-name="P26" loext:marker-style-name="T17"/>
          </table:table-cell>
          <table:table-cell table:style-name="Table1.A1" office:value-type="string">
            <text:p text:style-name="P26" loext:marker-style-name="T17"/>
          </table:table-cell>
        </table:table-row>
        <table:table-row table:style-name="Table1.1">
          <table:table-cell table:style-name="Table1.A1" office:value-type="string">
            <text:p text:style-name="P24" loext:marker-style-name="T17"><text:a xlink:type="simple" xlink:href="https://youtu.be/SCijS9vAWPw" text:style-name="ListLabel_20_48" text:visited-style-name="ListLabel_20_48"><text:span text:style-name="T19">Get Out movie clip</text:span></text:a><text:a xlink:type="simple" xlink:href="https://youtu.be/SCijS9vAWPw" text:style-name="ListLabel_20_49" text:visited-style-name="ListLabel_20_49"><text:span text:style-name="T20"><text:line-break/></text:span></text:a></text:p>
          </table:table-cell>
          <table:table-cell table:style-name="Table1.A1" office:value-type="string">
            <text:p text:style-name="P25" loext:marker-style-name="T17"/>
            <text:p text:style-name="P25" loext:marker-style-name="T17"/>
            <text:p text:style-name="P25" loext:marker-style-name="T17"/>
            <text:p text:style-name="P25" loext:marker-style-name="T17"/>
            <text:p text:style-name="P26" loext:marker-style-name="T17"/>
          </table:table-cell>
          <table:table-cell table:style-name="Table1.A1" office:value-type="string">
            <text:p text:style-name="P26" loext:marker-style-name="T17"/>
          </table:table-cell>
        </table:table-row>
        <table:table-row table:style-name="Table1.1">
          <table:table-cell table:style-name="Table1.A1" office:value-type="string">
            <text:p text:style-name="P24" loext:marker-style-name="T17"><text:a xlink:type="simple" xlink:href="https://youtu.be/b2f2Kqt_KcE" text:style-name="ListLabel_20_48" text:visited-style-name="ListLabel_20_48"><text:span text:style-name="T19">The Devil Wears Prada - </text:span></text:a><text:a xlink:type="simple" xlink:href="https://youtu.be/b2f2Kqt_KcE" text:style-name="ListLabel_20_47" text:visited-style-name="ListLabel_20_47"><text:span text:style-name="T18">Andy's Interview</text:span></text:a></text:p>
          </table:table-cell>
          <table:table-cell table:style-name="Table1.A1" office:value-type="string">
            <text:p text:style-name="P25" loext:marker-style-name="T17"/>
            <text:p text:style-name="P25" loext:marker-style-name="T17"/>
            <text:p text:style-name="P25" loext:marker-style-name="T17"/>
            <text:p text:style-name="P25" loext:marker-style-name="T17"/>
            <text:p text:style-name="P26" loext:marker-style-name="T17"/>
          </table:table-cell>
          <table:table-cell table:style-name="Table1.A1" office:value-type="string">
            <text:p text:style-name="P26" loext:marker-style-name="T17"/>
          </table:table-cell>
        </table:table-row>
        <table:table-row table:style-name="Table1.1">
          <table:table-cell table:style-name="Table1.A1" office:value-type="string">
            <text:p text:style-name="P24" loext:marker-style-name="T17"><text:a xlink:type="simple" xlink:href="https://youtu.be/o6fCKRWYpTw" text:style-name="ListLabel_20_48" text:visited-style-name="ListLabel_20_48"><text:span text:style-name="T19">Remember the Titans</text:span></text:a><text:a xlink:type="simple" xlink:href="https://youtu.be/o6fCKRWYpTw" text:style-name="ListLabel_20_47" text:visited-style-name="ListLabel_20_47"><text:span text:style-name="T18"> - Bar scene</text:span></text:a></text:p>
          </table:table-cell>
          <table:table-cell table:style-name="Table1.A1" office:value-type="string">
            <text:p text:style-name="P25" loext:marker-style-name="T17"/>
            <text:p text:style-name="P25" loext:marker-style-name="T17"/>
            <text:p text:style-name="P25" loext:marker-style-name="T17"/>
            <text:p text:style-name="P25" loext:marker-style-name="T17"/>
            <text:p text:style-name="P26" loext:marker-style-name="T17"/>
          </table:table-cell>
          <table:table-cell table:style-name="Table1.A1" office:value-type="string">
            <text:p text:style-name="P26" loext:marker-style-name="T17"/>
          </table:table-cell>
        </table:table-row>
        <table:table-row table:style-name="Table1.1">
          <table:table-cell table:style-name="Table1.A1" office:value-type="string">
            <text:p text:style-name="P24" loext:marker-style-name="T17"><text:a xlink:type="simple" xlink:href="https://youtu.be/95_DB6GgLQs" text:style-name="ListLabel_20_48" text:visited-style-name="ListLabel_20_48"><text:span text:style-name="T19">Back to the Future</text:span></text:a><text:a xlink:type="simple" xlink:href="https://youtu.be/95_DB6GgLQs" text:style-name="ListLabel_20_47" text:visited-style-name="ListLabel_20_47"><text:span text:style-name="T18"> - Biff and George</text:span></text:a></text:p>
          </table:table-cell>
          <table:table-cell table:style-name="Table1.A1" office:value-type="string">
            <text:p text:style-name="P25" loext:marker-style-name="T17"/>
            <text:p text:style-name="P25" loext:marker-style-name="T17"/>
            <text:p text:style-name="P25" loext:marker-style-name="T17"/>
            <text:p text:style-name="P25" loext:marker-style-name="T17"/>
            <text:p text:style-name="P26" loext:marker-style-name="T17"><text:soft-page-break/></text:p>
          </table:table-cell>
          <table:table-cell table:style-name="Table1.A1" office:value-type="string">
            <text:p text:style-name="P26" loext:marker-style-name="T17"/>
          </table:table-cell>
        </table:table-row>
      </table:table>
      <text:p text:style-name="P25" loext:marker-style-name="T17"/>
      <text:p text:style-name="P27" loext:marker-style-name="T14"/>
      <text:p text:style-name="P25" loext:marker-style-name="T17"/>
      <text:p text:style-name="P25" loext:marker-style-name="T17"/>
      <text:p text:style-name="P25" loext:marker-style-name="T17"/>
      <text:p text:style-name="P26" loext:marker-style-name="T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en" fo:country="US" style:letter-kerning="false" style:font-name-asian="Calibri2" style:font-size-asian="11pt" style:language-asian="en" style:country-asian="US" style:font-name-complex="Calibri2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1" fo:font-size="11pt" fo:language="en" fo:country="US" style:letter-kerning="false" style:font-name-asian="Calibri2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page" loext:hyphenation-keep-type="column" style:writing-mode="lr-tb"/>
      <style:text-properties style:use-window-font-color="true" loext:opacity="0%" style:font-name="Calibri1" fo:font-family="Calibri" style:font-family-generic="swiss" style:font-pitch="variable" fo:font-size="11pt" fo:language="en" fo:country="US" style:letter-kerning="false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0835in" style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945in" fo:margin-bottom="0.0555in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="Calibri" fo:font-family="Calibri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Calibri" fo:font-family="Calibri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="Calibri" fo:font-family="Calibri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Calibri" fo:font-family="Calibri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="Calibri" fo:font-family="Calibri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="Calibri" fo:font-family="Calibri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="Calibri" fo:font-family="Calibri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="Calibri" fo:font-family="Calibri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="Calibri" fo:font-family="Calibri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="Calibri" fo:font-family="Calibri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="Calibri" fo:font-family="Calibri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="Calibri" fo:font-family="Calibri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="Calibri" fo:font-family="Calibri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color="#327cbb" loext:opacity="100%" style:font-name="Open Sans" fo:font-family="'Open Sans'" style:font-family-generic="swiss" style:font-pitch="variable" fo:font-size="9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9pt" style:font-name-complex="Open Sans1" style:font-family-complex="'Open Sans'" style:font-family-generic-complex="system" style:font-pitch-complex="variable" style:font-size-complex="9pt"/>
    </style:style>
    <style:style style:name="ListLabel_20_47" style:display-name="ListLabel 47" style:family="text">
      <style:text-properties fo:color="#1155cc" loext:opacity="100%" style:font-name="Times New Roman" fo:font-family="'Times New Roman'" style:font-family-generic="roman" style:font-pitch="variable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fo:color="#1155cc" loext:opacity="100%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fo:color="#000000" loext:opacity="100%" style:font-name="Times New Roman" fo:font-family="'Times New Roman'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Standard">
      <style:paragraph-properties fo:margin-top="0in" fo:margin-bottom="0.111in" style:contextual-spacing="false"/>
    </style:style>
    <style:style style:name="MT1" style:family="text">
      <style:text-properties style:font-name="Times" fo:font-size="12pt" style:font-name-asian="Times1" style:font-size-asian="12pt" style:font-name-complex="Times1" style:font-size-complex="12pt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12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Standard" loext:marker-style-name="MT1"><text:span text:style-name="MT1">Office of Health and Physical Education</text:span><text:span text:style-name="MT1"/></text:p>
        <text:p text:style-name="MP1" loext:marker-style-name="MT1"><text:span text:style-name="MT1">Baltimore County Public Schools<text:tab/><text:tab/><text:tab/><text:tab/><text:tab/><text:tab/><text:tab/><text:tab/>2022</text:span><text:span text:style-name="MT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0T15:49:00</meta:creation-date>
    <meta:initial-creator>Eastham, Bradley C.</meta:initial-creator>
    <dc:language>en-US</dc:language>
    <dc:date>2024-11-07T20:02:45.715911862</dc:date>
    <meta:editing-cycles>4</meta:editing-cycles>
    <meta:editing-duration>PT1H26M35S</meta:editing-duration>
    <meta:generator>LibreOffice/24.8.2.1$Linux_X86_64 LibreOffice_project/480$Build-1</meta:generator>
    <meta:document-statistic meta:table-count="1" meta:image-count="0" meta:object-count="0" meta:page-count="5" meta:paragraph-count="56" meta:word-count="686" meta:character-count="4206" meta:non-whitespace-character-count="3551"/>
    <meta:user-defined meta:name="AppVersion">15.0000</meta:user-defined>
    <meta:template xlink:type="simple" xlink:actuate="onRequest" xlink:title="Normal" xlink:href=""/>
  </office:meta>
</office:document-meta>
</file>